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50.39mm"/>
    </style:style>
    <style:style style:name="co3" style:family="table-column">
      <style:table-column-properties fo:break-before="auto" style:column-width="234.21mm"/>
    </style:style>
    <style:style style:name="co5" style:family="table-column">
      <style:table-column-properties fo:break-before="auto" style:column-width="16.49mm"/>
    </style:style>
    <style:style style:name="ro7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ta4" style:family="table" style:master-page-name="PageStyle_5f_Conteúd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ce52"/>
        <table:table-column table:style-name="co4" table:number-columns-repeated="1021" table:default-cell-style-name="Default"/>
        <table:table-row table:style-name="ro2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42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2">diversos tipos de textos</text:span> (literários e não literários).</text:p>
          </table:table-cell>
          <table:table-cell table:style-name="ce43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 calcext:value-type="string">
            <text:p>2 Sinônimos e antônimos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 calcext:value-type="string">
            <text:p>3 <text:s/>Sentido próprio e figurado das palavras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 calcext:value-type="string">
            <text:p>4 Pontua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 calcext:value-type="string">
            <text:p>5 Classes de palavras. 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covered-table-cell table:style-name="ce3"/>
          <table:table-cell table:style-name="ce11" office:value-type="string" calcext:value-type="string">
            <text:p>9 Concordância nominal e verb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 calcext:value-type="string">
            <text:p>10 Regências nominal(preposição) e verbal (VTD ou VTI)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"/>
          <table:table-cell table:style-name="ce10" office:value-type="string" calcext:value-type="string">
            <text:p>11 <text:s/>Colocação pronominal (próclise, ênclise e mesóclise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covered-table-cell table:style-name="ce3"/>
          <table:table-cell table:style-name="ce11" office:value-type="string" calcext:value-type="string">
            <text:p>12 Crase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4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5">
          <table:covered-table-cell table:style-name="ce7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table-cell table:style-name="ce30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30"/>
          <table:table-cell table:style-name="ce14" office:value-type="string" calcext:value-type="string">
            <text:p>Estruturas lógica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30"/>
          <table:table-cell table:style-name="ce14" office:value-type="string" calcext:value-type="string">
            <text:p>lógicas de argumentaçã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Diagramas lógic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Sequênci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Operação com conjunt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 </text:p>
          </table:table-cell>
          <table:table-cell table:style-name="ce44" office:value-type="string" calcext:value-type="string">
            <text:p>OK</text:p>
          </table:table-cell>
          <table:table-cell table:style-name="ce20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Tipos de dados elementares e estruturados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Estruturas de controle de fluxo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gramação estruturada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odularização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Acoplamento entre módulos e coesão de módulo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cedimentos e sub-rotina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Chamadas por referência e valor </text:p>
          </table:table-cell>
          <table:table-cell table:style-name="ce47"/>
          <table:table-cell table:style-name="ce23"/>
          <table:table-cell table:number-columns-repeated="1020"/>
        </table:table-row>
        <table:table-row table:style-name="ro4">
          <table:covered-table-cell table:style-name="ce31"/>
          <table:table-cell table:style-name="ce15" office:value-type="string" calcext:value-type="string">
            <text:p>Programação por eventos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Programação orientada a objetos, classes, objetos, métodos, mensagens, sobrecarga, herança, polimorfismo, interfaces e pacotes, tratamento de exceção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HT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4">
          <table:covered-table-cell table:style-name="ce31"/>
          <table:table-cell table:style-name="ce15" office:value-type="string" calcext:value-type="string">
            <text:p>X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DHTML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Javascrip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C#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H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JS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4">
          <table:covered-table-cell table:style-name="ce31"/>
          <table:table-cell table:style-name="ce15" office:value-type="string" calcext:value-type="string">
            <text:p>Servlets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ASP.Ne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odelagem UML e E-R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odelagem de Dados (Modelo Conceitual, Modelo Lógico, Modelo Físico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odelo entidade relacionament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odelo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Restrições de integridade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Normalização e dependência fun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4">
          <table:covered-table-cell table:style-name="ce31"/>
          <table:table-cell table:style-name="ce15" office:value-type="string" calcext:value-type="string">
            <text:p>Mapeamento E-R para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4">
          <table:covered-table-cell table:style-name="ce31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Conceito de trans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6">
          <table:covered-table-cell table:style-name="ce31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50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6"/>
          <table:table-cell table:style-name="ce51"/>
          <table:table-cell table:style-name="ce27"/>
          <table:table-cell table:number-columns-repeated="1020"/>
        </table:table-row>
        <table:table-row table:style-name="ro4">
          <table:covered-table-cell table:style-name="ce31"/>
          <table:table-cell table:style-name="ce17" office:value-type="string" calcext:value-type="string">
            <text:p>Se sobrar tempo, veja: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Scrum, XP </text:p>
          </table:table-cell>
          <table:table-cell table:style-name="ce51"/>
          <table:table-cell table:style-name="ce27"/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Arquiteturas de componentes: Microsoft COM, .Net, J2EE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AJAX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CSS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covered-table-cell table:style-name="ce31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4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4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4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C33:Conteúdo.D35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C33:Conteúdo.D35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C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C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C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C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C40:Conteúdo.D43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C40:Conteúdo.D43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22:55:20.7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01T23:39:17.498000000</dc:date>
    <meta:generator>LibreOffice/6.1.4.2$Windows_X86_64 LibreOffice_project/9d0f32d1f0b509096fd65e0d4bec26ddd1938fd3</meta:generator>
    <meta:editing-duration>PT9H7M28S</meta:editing-duration>
    <meta:editing-cycles>3</meta:editing-cycles>
    <meta:document-statistic meta:table-count="3" meta:cell-count="9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